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1.337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3.249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16127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637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637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637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245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245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637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637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637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637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637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4856" calcext:value-type="float">
            <text:p><text:s text:c="3"/>134,856</text:p>
          </table:table-cell>
          <table:table-cell table:style-name="ce63" office:value-type="float" office:value="129552" calcext:value-type="float">
            <text:p><text:s text:c="3"/>129,552</text:p>
          </table:table-cell>
          <table:table-cell table:style-name="ce63" office:value-type="float" office:value="5304" calcext:value-type="float">
            <text:p><text:s text:c="3"/>5,30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8032" calcext:value-type="float">
            <text:p><text:s text:c="3"/>128,032</text:p>
          </table:table-cell>
          <table:table-cell table:style-name="ce63" office:value-type="float" office:value="1935" calcext:value-type="float">
            <text:p><text:s text:c="3"/>1,935</text:p>
          </table:table-cell>
          <table:table-cell table:style-name="ce63" office:value-type="float" office:value="4889" calcext:value-type="float">
            <text:p><text:s text:c="3"/>4,889</text:p>
          </table:table-cell>
          <table:table-cell table:style-name="ce63" office:value-type="float" office:value="132309" calcext:value-type="float">
            <text:p><text:s text:c="3"/>132,309</text:p>
          </table:table-cell>
          <table:table-cell table:style-name="ce63" office:value-type="float" office:value="783" calcext:value-type="float">
            <text:p><text:s text:c="3"/>783</text:p>
          </table:table-cell>
          <table:table-cell table:style-name="ce106" office:value-type="float" office:value="1764" calcext:value-type="float">
            <text:p><text:s text:c="3"/>1,764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9947" calcext:value-type="float">
            <text:p><text:s text:c="3"/>69,947</text:p>
          </table:table-cell>
          <table:table-cell table:style-name="ce64" office:value-type="float" office:value="67227" calcext:value-type="float">
            <text:p><text:s text:c="3"/>67,227</text:p>
          </table:table-cell>
          <table:table-cell table:style-name="ce64" office:value-type="float" office:value="2720" calcext:value-type="float">
            <text:p><text:s text:c="3"/>2,72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6410" calcext:value-type="float">
            <text:p><text:s text:c="3"/>66,410</text:p>
          </table:table-cell>
          <table:table-cell table:style-name="ce64" office:value-type="float" office:value="987" calcext:value-type="float">
            <text:p><text:s text:c="3"/>987</text:p>
          </table:table-cell>
          <table:table-cell table:style-name="ce64" office:value-type="float" office:value="2550" calcext:value-type="float">
            <text:p><text:s text:c="3"/>2,550</text:p>
          </table:table-cell>
          <table:table-cell table:style-name="ce64" office:value-type="float" office:value="68611" calcext:value-type="float">
            <text:p><text:s text:c="3"/>68,611</text:p>
          </table:table-cell>
          <table:table-cell table:style-name="ce64" office:value-type="float" office:value="405" calcext:value-type="float">
            <text:p><text:s text:c="3"/>405</text:p>
          </table:table-cell>
          <table:table-cell table:style-name="ce107" office:value-type="float" office:value="931" calcext:value-type="float">
            <text:p><text:s text:c="3"/>931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4909" calcext:value-type="float">
            <text:p><text:s text:c="3"/>64,909</text:p>
          </table:table-cell>
          <table:table-cell table:style-name="ce64" office:value-type="float" office:value="62325" calcext:value-type="float">
            <text:p><text:s text:c="3"/>62,325</text:p>
          </table:table-cell>
          <table:table-cell table:style-name="ce64" office:value-type="float" office:value="2584" calcext:value-type="float">
            <text:p><text:s text:c="3"/>2,58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1622" calcext:value-type="float">
            <text:p><text:s text:c="3"/>61,622</text:p>
          </table:table-cell>
          <table:table-cell table:style-name="ce64" office:value-type="float" office:value="948" calcext:value-type="float">
            <text:p><text:s text:c="3"/>948</text:p>
          </table:table-cell>
          <table:table-cell table:style-name="ce64" office:value-type="float" office:value="2339" calcext:value-type="float">
            <text:p><text:s text:c="3"/>2,339</text:p>
          </table:table-cell>
          <table:table-cell table:style-name="ce64" office:value-type="float" office:value="63698" calcext:value-type="float">
            <text:p><text:s text:c="3"/>63,698</text:p>
          </table:table-cell>
          <table:table-cell table:style-name="ce64" office:value-type="float" office:value="378" calcext:value-type="float">
            <text:p><text:s text:c="3"/>378</text:p>
          </table:table-cell>
          <table:table-cell table:style-name="ce107" office:value-type="float" office:value="833" calcext:value-type="float">
            <text:p><text:s text:c="3"/>833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4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07812" calcext:value-type="float">
            <text:p><text:s text:c="3"/>107,812</text:p>
          </table:table-cell>
          <table:table-cell table:style-name="ce63" office:value-type="float" office:value="102968" calcext:value-type="float">
            <text:p><text:s text:c="3"/>102,968</text:p>
          </table:table-cell>
          <table:table-cell table:style-name="ce63" office:value-type="float" office:value="4843" calcext:value-type="float">
            <text:p><text:s text:c="3"/>4,843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01597" calcext:value-type="float">
            <text:p><text:s text:c="3"/>101,597</text:p>
          </table:table-cell>
          <table:table-cell table:style-name="ce63" office:value-type="float" office:value="1566" calcext:value-type="float">
            <text:p><text:s text:c="3"/>1,566</text:p>
          </table:table-cell>
          <table:table-cell table:style-name="ce63" office:value-type="float" office:value="4649" calcext:value-type="float">
            <text:p><text:s text:c="3"/>4,649</text:p>
          </table:table-cell>
          <table:table-cell table:style-name="ce63" office:value-type="float" office:value="105547" calcext:value-type="float">
            <text:p><text:s text:c="3"/>105,547</text:p>
          </table:table-cell>
          <table:table-cell table:style-name="ce63" office:value-type="float" office:value="615" calcext:value-type="float">
            <text:p><text:s text:c="3"/>615</text:p>
          </table:table-cell>
          <table:table-cell table:style-name="ce106" office:value-type="float" office:value="1650" calcext:value-type="float">
            <text:p><text:s text:c="3"/>1,650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55797" calcext:value-type="float">
            <text:p><text:s text:c="3"/>55,797</text:p>
          </table:table-cell>
          <table:table-cell table:style-name="ce64" office:value-type="float" office:value="53285" calcext:value-type="float">
            <text:p><text:s text:c="3"/>53,285</text:p>
          </table:table-cell>
          <table:table-cell table:style-name="ce64" office:value-type="float" office:value="2512" calcext:value-type="float">
            <text:p><text:s text:c="3"/>2,512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2534" calcext:value-type="float">
            <text:p><text:s text:c="3"/>52,534</text:p>
          </table:table-cell>
          <table:table-cell table:style-name="ce64" office:value-type="float" office:value="794" calcext:value-type="float">
            <text:p><text:s text:c="3"/>794</text:p>
          </table:table-cell>
          <table:table-cell table:style-name="ce64" office:value-type="float" office:value="2469" calcext:value-type="float">
            <text:p><text:s text:c="3"/>2,469</text:p>
          </table:table-cell>
          <table:table-cell table:style-name="ce64" office:value-type="float" office:value="54603" calcext:value-type="float">
            <text:p><text:s text:c="3"/>54,603</text:p>
          </table:table-cell>
          <table:table-cell table:style-name="ce64" office:value-type="float" office:value="313" calcext:value-type="float">
            <text:p><text:s text:c="3"/>313</text:p>
          </table:table-cell>
          <table:table-cell table:style-name="ce107" office:value-type="float" office:value="881" calcext:value-type="float">
            <text:p><text:s text:c="3"/>881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2015" calcext:value-type="float">
            <text:p><text:s text:c="3"/>52,015</text:p>
          </table:table-cell>
          <table:table-cell table:style-name="ce64" office:value-type="float" office:value="49683" calcext:value-type="float">
            <text:p><text:s text:c="3"/>49,683</text:p>
          </table:table-cell>
          <table:table-cell table:style-name="ce64" office:value-type="float" office:value="2331" calcext:value-type="float">
            <text:p><text:s text:c="3"/>2,331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49063" calcext:value-type="float">
            <text:p><text:s text:c="3"/>49,063</text:p>
          </table:table-cell>
          <table:table-cell table:style-name="ce64" office:value-type="float" office:value="772" calcext:value-type="float">
            <text:p><text:s text:c="3"/>772</text:p>
          </table:table-cell>
          <table:table-cell table:style-name="ce64" office:value-type="float" office:value="2180" calcext:value-type="float">
            <text:p><text:s text:c="3"/>2,180</text:p>
          </table:table-cell>
          <table:table-cell table:style-name="ce64" office:value-type="float" office:value="50944" calcext:value-type="float">
            <text:p><text:s text:c="3"/>50,944</text:p>
          </table:table-cell>
          <table:table-cell table:style-name="ce64" office:value-type="float" office:value="302" calcext:value-type="float">
            <text:p><text:s text:c="3"/>302</text:p>
          </table:table-cell>
          <table:table-cell table:style-name="ce107" office:value-type="float" office:value="769" calcext:value-type="float">
            <text:p><text:s text:c="3"/>7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95" calcext:value-type="float">
            <text:p><text:s text:c="3"/>9,495</text:p>
          </table:table-cell>
          <table:table-cell table:style-name="ce65" office:value-type="float" office:value="9120" calcext:value-type="float">
            <text:p><text:s text:c="3"/>9,120</text:p>
          </table:table-cell>
          <table:table-cell table:style-name="ce65" office:value-type="float" office:value="375" calcext:value-type="float">
            <text:p><text:s text:c="3"/>37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036" calcext:value-type="float">
            <text:p><text:s text:c="3"/>9,036</text:p>
          </table:table-cell>
          <table:table-cell table:style-name="ce65" office:value-type="float" office:value="140" calcext:value-type="float">
            <text:p><text:s text:c="3"/>140</text:p>
          </table:table-cell>
          <table:table-cell table:style-name="ce65" office:value-type="float" office:value="319" calcext:value-type="float">
            <text:p><text:s text:c="3"/>319</text:p>
          </table:table-cell>
          <table:table-cell table:style-name="ce65" office:value-type="float" office:value="9307" calcext:value-type="float">
            <text:p><text:s text:c="3"/>9,307</text:p>
          </table:table-cell>
          <table:table-cell table:style-name="ce65" office:value-type="float" office:value="46" calcext:value-type="float">
            <text:p><text:s text:c="3"/>46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33" calcext:value-type="float">
            <text:p><text:s text:c="3"/>4,933</text:p>
          </table:table-cell>
          <table:table-cell table:style-name="ce66" office:value-type="float" office:value="4744" calcext:value-type="float">
            <text:p><text:s text:c="3"/>4,744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688" calcext:value-type="float">
            <text:p><text:s text:c="3"/>4,688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835" calcext:value-type="float">
            <text:p><text:s text:c="3"/>4,835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62" calcext:value-type="float">
            <text:p><text:s text:c="3"/>4,562</text:p>
          </table:table-cell>
          <table:table-cell table:style-name="ce66" office:value-type="float" office:value="4376" calcext:value-type="float">
            <text:p><text:s text:c="3"/>4,376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48" calcext:value-type="float">
            <text:p><text:s text:c="3"/>4,34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39" calcext:value-type="float">
            <text:p><text:s text:c="3"/>139</text:p>
          </table:table-cell>
          <table:table-cell table:style-name="ce66" office:value-type="float" office:value="4472" calcext:value-type="float">
            <text:p><text:s text:c="3"/>4,472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07" calcext:value-type="float">
            <text:p><text:s text:c="3"/>10,407</text:p>
          </table:table-cell>
          <table:table-cell table:style-name="ce65" office:value-type="float" office:value="9975" calcext:value-type="float">
            <text:p><text:s text:c="3"/>9,975</text:p>
          </table:table-cell>
          <table:table-cell table:style-name="ce65" office:value-type="float" office:value="432" calcext:value-type="float">
            <text:p><text:s text:c="3"/>43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788" calcext:value-type="float">
            <text:p><text:s text:c="3"/>9,788</text:p>
          </table:table-cell>
          <table:table-cell table:style-name="ce65" office:value-type="float" office:value="175" calcext:value-type="float">
            <text:p><text:s text:c="3"/>175</text:p>
          </table:table-cell>
          <table:table-cell table:style-name="ce65" office:value-type="float" office:value="444" calcext:value-type="float">
            <text:p><text:s text:c="3"/>444</text:p>
          </table:table-cell>
          <table:table-cell table:style-name="ce65" office:value-type="float" office:value="10165" calcext:value-type="float">
            <text:p><text:s text:c="3"/>10,165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86" calcext:value-type="float">
            <text:p><text:s text:c="3"/>18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6" calcext:value-type="float">
            <text:p><text:s text:c="3"/>5,356</text:p>
          </table:table-cell>
          <table:table-cell table:style-name="ce66" office:value-type="float" office:value="5136" calcext:value-type="float">
            <text:p><text:s text:c="3"/>5,136</text:p>
          </table:table-cell>
          <table:table-cell table:style-name="ce66" office:value-type="float" office:value="220" calcext:value-type="float">
            <text:p><text:s text:c="3"/>22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1" calcext:value-type="float">
            <text:p><text:s text:c="3"/>5,031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234" calcext:value-type="float">
            <text:p><text:s text:c="3"/>234</text:p>
          </table:table-cell>
          <table:table-cell table:style-name="ce66" office:value-type="float" office:value="5218" calcext:value-type="float">
            <text:p><text:s text:c="3"/>5,218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110" calcext:value-type="float">
            <text:p><text:s text:c="3"/>11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1" calcext:value-type="float">
            <text:p><text:s text:c="3"/>5,051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57" calcext:value-type="float">
            <text:p><text:s text:c="3"/>4,757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4947" calcext:value-type="float">
            <text:p><text:s text:c="3"/>4,94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388" calcext:value-type="float">
            <text:p><text:s text:c="3"/>9,388</text:p>
          </table:table-cell>
          <table:table-cell table:style-name="ce65" office:value-type="float" office:value="8978" calcext:value-type="float">
            <text:p><text:s text:c="3"/>8,978</text:p>
          </table:table-cell>
          <table:table-cell table:style-name="ce65" office:value-type="float" office:value="410" calcext:value-type="float">
            <text:p><text:s text:c="3"/>41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857" calcext:value-type="float">
            <text:p><text:s text:c="3"/>8,857</text:p>
          </table:table-cell>
          <table:table-cell table:style-name="ce65" office:value-type="float" office:value="125" calcext:value-type="float">
            <text:p><text:s text:c="3"/>125</text:p>
          </table:table-cell>
          <table:table-cell table:style-name="ce65" office:value-type="float" office:value="406" calcext:value-type="float">
            <text:p><text:s text:c="3"/>406</text:p>
          </table:table-cell>
          <table:table-cell table:style-name="ce65" office:value-type="float" office:value="9207" calcext:value-type="float">
            <text:p><text:s text:c="3"/>9,207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32" calcext:value-type="float">
            <text:p><text:s text:c="3"/>13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4625" calcext:value-type="float">
            <text:p><text:s text:c="3"/>4,625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564" calcext:value-type="float">
            <text:p><text:s text:c="3"/>4,564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4745" calcext:value-type="float">
            <text:p><text:s text:c="3"/>4,745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49" calcext:value-type="float">
            <text:p><text:s text:c="3"/>4,549</text:p>
          </table:table-cell>
          <table:table-cell table:style-name="ce66" office:value-type="float" office:value="4353" calcext:value-type="float">
            <text:p><text:s text:c="3"/>4,353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93" calcext:value-type="float">
            <text:p><text:s text:c="3"/>4,293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199" calcext:value-type="float">
            <text:p><text:s text:c="3"/>199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684" calcext:value-type="float">
            <text:p><text:s text:c="3"/>8,684</text:p>
          </table:table-cell>
          <table:table-cell table:style-name="ce65" office:value-type="float" office:value="8318" calcext:value-type="float">
            <text:p><text:s text:c="3"/>8,318</text:p>
          </table:table-cell>
          <table:table-cell table:style-name="ce65" office:value-type="float" office:value="366" calcext:value-type="float">
            <text:p><text:s text:c="3"/>36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232" calcext:value-type="float">
            <text:p><text:s text:c="3"/>8,232</text:p>
          </table:table-cell>
          <table:table-cell table:style-name="ce65" office:value-type="float" office:value="114" calcext:value-type="float">
            <text:p><text:s text:c="3"/>114</text:p>
          </table:table-cell>
          <table:table-cell table:style-name="ce65" office:value-type="float" office:value="338" calcext:value-type="float">
            <text:p><text:s text:c="3"/>338</text:p>
          </table:table-cell>
          <table:table-cell table:style-name="ce65" office:value-type="float" office:value="8502" calcext:value-type="float">
            <text:p><text:s text:c="3"/>8,502</text:p>
          </table:table-cell>
          <table:table-cell table:style-name="ce65" office:value-type="float" office:value="54" calcext:value-type="float">
            <text:p><text:s text:c="3"/>54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83" calcext:value-type="float">
            <text:p><text:s text:c="3"/>4,483</text:p>
          </table:table-cell>
          <table:table-cell table:style-name="ce66" office:value-type="float" office:value="4290" calcext:value-type="float">
            <text:p><text:s text:c="3"/>4,290</text:p>
          </table:table-cell>
          <table:table-cell table:style-name="ce66" office:value-type="float" office:value="193" calcext:value-type="float">
            <text:p><text:s text:c="3"/>19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51" calcext:value-type="float">
            <text:p><text:s text:c="3"/>4,251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4387" calcext:value-type="float">
            <text:p><text:s text:c="3"/>4,38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01" calcext:value-type="float">
            <text:p><text:s text:c="3"/>4,201</text:p>
          </table:table-cell>
          <table:table-cell table:style-name="ce66" office:value-type="float" office:value="4028" calcext:value-type="float">
            <text:p><text:s text:c="3"/>4,028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981" calcext:value-type="float">
            <text:p><text:s text:c="3"/>3,981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157" calcext:value-type="float">
            <text:p><text:s text:c="3"/>157</text:p>
          </table:table-cell>
          <table:table-cell table:style-name="ce66" office:value-type="float" office:value="4115" calcext:value-type="float">
            <text:p><text:s text:c="3"/>4,115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433" calcext:value-type="float">
            <text:p><text:s text:c="3"/>8,433</text:p>
          </table:table-cell>
          <table:table-cell table:style-name="ce65" office:value-type="float" office:value="8034" calcext:value-type="float">
            <text:p><text:s text:c="3"/>8,034</text:p>
          </table:table-cell>
          <table:table-cell table:style-name="ce65" office:value-type="float" office:value="399" calcext:value-type="float">
            <text:p><text:s text:c="3"/>39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7993" calcext:value-type="float">
            <text:p><text:s text:c="3"/>7,993</text:p>
          </table:table-cell>
          <table:table-cell table:style-name="ce65" office:value-type="float" office:value="119" calcext:value-type="float">
            <text:p><text:s text:c="3"/>119</text:p>
          </table:table-cell>
          <table:table-cell table:style-name="ce65" office:value-type="float" office:value="321" calcext:value-type="float">
            <text:p><text:s text:c="3"/>321</text:p>
          </table:table-cell>
          <table:table-cell table:style-name="ce65" office:value-type="float" office:value="8271" calcext:value-type="float">
            <text:p><text:s text:c="3"/>8,271</text:p>
          </table:table-cell>
          <table:table-cell table:style-name="ce65" office:value-type="float" office:value="31" calcext:value-type="float">
            <text:p><text:s text:c="3"/>31</text:p>
          </table:table-cell>
          <table:table-cell table:style-name="ce108" office:value-type="float" office:value="131" calcext:value-type="float">
            <text:p><text:s text:c="3"/>131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21" calcext:value-type="float">
            <text:p><text:s text:c="3"/>4,421</text:p>
          </table:table-cell>
          <table:table-cell table:style-name="ce66" office:value-type="float" office:value="4226" calcext:value-type="float">
            <text:p><text:s text:c="3"/>4,226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176" calcext:value-type="float">
            <text:p><text:s text:c="3"/>4,176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330" calcext:value-type="float">
            <text:p><text:s text:c="3"/>4,330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012" calcext:value-type="float">
            <text:p><text:s text:c="3"/>4,012</text:p>
          </table:table-cell>
          <table:table-cell table:style-name="ce66" office:value-type="float" office:value="3808" calcext:value-type="float">
            <text:p><text:s text:c="3"/>3,808</text:p>
          </table:table-cell>
          <table:table-cell table:style-name="ce66" office:value-type="float" office:value="204" calcext:value-type="float">
            <text:p><text:s text:c="3"/>20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17" calcext:value-type="float">
            <text:p><text:s text:c="3"/>3,817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3941" calcext:value-type="float">
            <text:p><text:s text:c="3"/>3,941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968" calcext:value-type="float">
            <text:p><text:s text:c="3"/>8,968</text:p>
          </table:table-cell>
          <table:table-cell table:style-name="ce65" office:value-type="float" office:value="8591" calcext:value-type="float">
            <text:p><text:s text:c="3"/>8,591</text:p>
          </table:table-cell>
          <table:table-cell table:style-name="ce65" office:value-type="float" office:value="377" calcext:value-type="float">
            <text:p><text:s text:c="3"/>377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433" calcext:value-type="float">
            <text:p><text:s text:c="3"/>8,433</text:p>
          </table:table-cell>
          <table:table-cell table:style-name="ce65" office:value-type="float" office:value="130" calcext:value-type="float">
            <text:p><text:s text:c="3"/>130</text:p>
          </table:table-cell>
          <table:table-cell table:style-name="ce65" office:value-type="float" office:value="405" calcext:value-type="float">
            <text:p><text:s text:c="3"/>405</text:p>
          </table:table-cell>
          <table:table-cell table:style-name="ce65" office:value-type="float" office:value="8763" calcext:value-type="float">
            <text:p><text:s text:c="3"/>8,763</text:p>
          </table:table-cell>
          <table:table-cell table:style-name="ce65" office:value-type="float" office:value="61" calcext:value-type="float">
            <text:p><text:s text:c="3"/>61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683" calcext:value-type="float">
            <text:p><text:s text:c="3"/>4,683</text:p>
          </table:table-cell>
          <table:table-cell table:style-name="ce66" office:value-type="float" office:value="4487" calcext:value-type="float">
            <text:p><text:s text:c="3"/>4,487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93" calcext:value-type="float">
            <text:p><text:s text:c="3"/>4,393</text:p>
          </table:table-cell>
          <table:table-cell table:style-name="ce66" office:value-type="float" office:value="76" calcext:value-type="float">
            <text:p><text:s text:c="3"/>76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4573" calcext:value-type="float">
            <text:p><text:s text:c="3"/>4,57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85" calcext:value-type="float">
            <text:p><text:s text:c="3"/>4,285</text:p>
          </table:table-cell>
          <table:table-cell table:style-name="ce66" office:value-type="float" office:value="4104" calcext:value-type="float">
            <text:p><text:s text:c="3"/>4,104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040" calcext:value-type="float">
            <text:p><text:s text:c="3"/>4,040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4190" calcext:value-type="float">
            <text:p><text:s text:c="3"/>4,19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939" calcext:value-type="float">
            <text:p><text:s text:c="3"/>8,939</text:p>
          </table:table-cell>
          <table:table-cell table:style-name="ce65" office:value-type="float" office:value="8518" calcext:value-type="float">
            <text:p><text:s text:c="3"/>8,518</text:p>
          </table:table-cell>
          <table:table-cell table:style-name="ce65" office:value-type="float" office:value="420" calcext:value-type="float">
            <text:p><text:s text:c="3"/>420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8390" calcext:value-type="float">
            <text:p><text:s text:c="3"/>8,390</text:p>
          </table:table-cell>
          <table:table-cell table:style-name="ce65" office:value-type="float" office:value="148" calcext:value-type="float">
            <text:p><text:s text:c="3"/>148</text:p>
          </table:table-cell>
          <table:table-cell table:style-name="ce65" office:value-type="float" office:value="401" calcext:value-type="float">
            <text:p><text:s text:c="3"/>401</text:p>
          </table:table-cell>
          <table:table-cell table:style-name="ce65" office:value-type="float" office:value="8751" calcext:value-type="float">
            <text:p><text:s text:c="3"/>8,751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667" calcext:value-type="float">
            <text:p><text:s text:c="3"/>4,667</text:p>
          </table:table-cell>
          <table:table-cell table:style-name="ce66" office:value-type="float" office:value="4457" calcext:value-type="float">
            <text:p><text:s text:c="3"/>4,457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91" calcext:value-type="float">
            <text:p><text:s text:c="3"/>4,391</text:p>
          </table:table-cell>
          <table:table-cell table:style-name="ce66" office:value-type="float" office:value="76" calcext:value-type="float">
            <text:p><text:s text:c="3"/>76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4572" calcext:value-type="float">
            <text:p><text:s text:c="3"/>4,572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72" calcext:value-type="float">
            <text:p><text:s text:c="3"/>4,272</text:p>
          </table:table-cell>
          <table:table-cell table:style-name="ce66" office:value-type="float" office:value="4061" calcext:value-type="float">
            <text:p><text:s text:c="3"/>4,061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3999" calcext:value-type="float">
            <text:p><text:s text:c="3"/>3,999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4179" calcext:value-type="float">
            <text:p><text:s text:c="3"/>4,17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464" calcext:value-type="float">
            <text:p><text:s text:c="3"/>8,464</text:p>
          </table:table-cell>
          <table:table-cell table:style-name="ce65" office:value-type="float" office:value="8079" calcext:value-type="float">
            <text:p><text:s text:c="3"/>8,079</text:p>
          </table:table-cell>
          <table:table-cell table:style-name="ce65" office:value-type="float" office:value="385" calcext:value-type="float">
            <text:p><text:s text:c="3"/>38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7961" calcext:value-type="float">
            <text:p><text:s text:c="3"/>7,961</text:p>
          </table:table-cell>
          <table:table-cell table:style-name="ce65" office:value-type="float" office:value="122" calcext:value-type="float">
            <text:p><text:s text:c="3"/>122</text:p>
          </table:table-cell>
          <table:table-cell table:style-name="ce65" office:value-type="float" office:value="381" calcext:value-type="float">
            <text:p><text:s text:c="3"/>381</text:p>
          </table:table-cell>
          <table:table-cell table:style-name="ce65" office:value-type="float" office:value="8292" calcext:value-type="float">
            <text:p><text:s text:c="3"/>8,292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108" office:value-type="float" office:value="130" calcext:value-type="float">
            <text:p><text:s text:c="3"/>13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333" calcext:value-type="float">
            <text:p><text:s text:c="3"/>4,333</text:p>
          </table:table-cell>
          <table:table-cell table:style-name="ce66" office:value-type="float" office:value="4132" calcext:value-type="float">
            <text:p><text:s text:c="3"/>4,132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072" calcext:value-type="float">
            <text:p><text:s text:c="3"/>4,072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203" calcext:value-type="float">
            <text:p><text:s text:c="3"/>203</text:p>
          </table:table-cell>
          <table:table-cell table:style-name="ce66" office:value-type="float" office:value="4242" calcext:value-type="float">
            <text:p><text:s text:c="3"/>4,242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131" calcext:value-type="float">
            <text:p><text:s text:c="3"/>4,131</text:p>
          </table:table-cell>
          <table:table-cell table:style-name="ce66" office:value-type="float" office:value="3947" calcext:value-type="float">
            <text:p><text:s text:c="3"/>3,947</text:p>
          </table:table-cell>
          <table:table-cell table:style-name="ce66" office:value-type="float" office:value="184" calcext:value-type="float">
            <text:p><text:s text:c="3"/>18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89" calcext:value-type="float">
            <text:p><text:s text:c="3"/>3,889</text:p>
          </table:table-cell>
          <table:table-cell table:style-name="ce66" office:value-type="float" office:value="64" calcext:value-type="float">
            <text:p><text:s text:c="3"/>64</text:p>
          </table:table-cell>
          <table:table-cell table:style-name="ce66" office:value-type="float" office:value="178" calcext:value-type="float">
            <text:p><text:s text:c="3"/>178</text:p>
          </table:table-cell>
          <table:table-cell table:style-name="ce66" office:value-type="float" office:value="4050" calcext:value-type="float">
            <text:p><text:s text:c="3"/>4,05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603" calcext:value-type="float">
            <text:p><text:s text:c="3"/>8,603</text:p>
          </table:table-cell>
          <table:table-cell table:style-name="ce65" office:value-type="float" office:value="8193" calcext:value-type="float">
            <text:p><text:s text:c="3"/>8,193</text:p>
          </table:table-cell>
          <table:table-cell table:style-name="ce65" office:value-type="float" office:value="410" calcext:value-type="float">
            <text:p><text:s text:c="3"/>41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066" calcext:value-type="float">
            <text:p><text:s text:c="3"/>8,066</text:p>
          </table:table-cell>
          <table:table-cell table:style-name="ce65" office:value-type="float" office:value="118" calcext:value-type="float">
            <text:p><text:s text:c="3"/>118</text:p>
          </table:table-cell>
          <table:table-cell table:style-name="ce65" office:value-type="float" office:value="419" calcext:value-type="float">
            <text:p><text:s text:c="3"/>419</text:p>
          </table:table-cell>
          <table:table-cell table:style-name="ce65" office:value-type="float" office:value="8446" calcext:value-type="float">
            <text:p><text:s text:c="3"/>8,446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108" office:value-type="float" office:value="112" calcext:value-type="float">
            <text:p><text:s text:c="3"/>11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91" calcext:value-type="float">
            <text:p><text:s text:c="3"/>4,491</text:p>
          </table:table-cell>
          <table:table-cell table:style-name="ce66" office:value-type="float" office:value="4256" calcext:value-type="float">
            <text:p><text:s text:c="3"/>4,256</text:p>
          </table:table-cell>
          <table:table-cell table:style-name="ce66" office:value-type="float" office:value="235" calcext:value-type="float">
            <text:p><text:s text:c="3"/>23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16" calcext:value-type="float">
            <text:p><text:s text:c="3"/>4,216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4396" calcext:value-type="float">
            <text:p><text:s text:c="3"/>4,396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112" calcext:value-type="float">
            <text:p><text:s text:c="3"/>4,112</text:p>
          </table:table-cell>
          <table:table-cell table:style-name="ce66" office:value-type="float" office:value="3937" calcext:value-type="float">
            <text:p><text:s text:c="3"/>3,937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50" calcext:value-type="float">
            <text:p><text:s text:c="3"/>3,850</text:p>
          </table:table-cell>
          <table:table-cell table:style-name="ce66" office:value-type="float" office:value="56" calcext:value-type="float">
            <text:p><text:s text:c="3"/>56</text:p>
          </table:table-cell>
          <table:table-cell table:style-name="ce66" office:value-type="float" office:value="206" calcext:value-type="float">
            <text:p><text:s text:c="3"/>206</text:p>
          </table:table-cell>
          <table:table-cell table:style-name="ce66" office:value-type="float" office:value="4050" calcext:value-type="float">
            <text:p><text:s text:c="3"/>4,050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09" office:value-type="float" office:value="42" calcext:value-type="float">
            <text:p><text:s text:c="3"/>42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58" calcext:value-type="float">
            <text:p><text:s text:c="3"/>9,458</text:p>
          </table:table-cell>
          <table:table-cell table:style-name="ce65" office:value-type="float" office:value="9009" calcext:value-type="float">
            <text:p><text:s text:c="3"/>9,009</text:p>
          </table:table-cell>
          <table:table-cell table:style-name="ce65" office:value-type="float" office:value="449" calcext:value-type="float">
            <text:p><text:s text:c="3"/>44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912" calcext:value-type="float">
            <text:p><text:s text:c="3"/>8,912</text:p>
          </table:table-cell>
          <table:table-cell table:style-name="ce65" office:value-type="float" office:value="115" calcext:value-type="float">
            <text:p><text:s text:c="3"/>115</text:p>
          </table:table-cell>
          <table:table-cell table:style-name="ce65" office:value-type="float" office:value="431" calcext:value-type="float">
            <text:p><text:s text:c="3"/>431</text:p>
          </table:table-cell>
          <table:table-cell table:style-name="ce65" office:value-type="float" office:value="9254" calcext:value-type="float">
            <text:p><text:s text:c="3"/>9,254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5" calcext:value-type="float">
            <text:p><text:s text:c="3"/>145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834" calcext:value-type="float">
            <text:p><text:s text:c="3"/>4,834</text:p>
          </table:table-cell>
          <table:table-cell table:style-name="ce66" office:value-type="float" office:value="4615" calcext:value-type="float">
            <text:p><text:s text:c="3"/>4,615</text:p>
          </table:table-cell>
          <table:table-cell table:style-name="ce66" office:value-type="float" office:value="219" calcext:value-type="float">
            <text:p><text:s text:c="3"/>21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office:value-type="float" office:value="234" calcext:value-type="float">
            <text:p><text:s text:c="3"/>234</text:p>
          </table:table-cell>
          <table:table-cell table:style-name="ce66" office:value-type="float" office:value="4730" calcext:value-type="float">
            <text:p><text:s text:c="3"/>4,73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78" calcext:value-type="float">
            <text:p><text:s text:c="3"/>7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24" calcext:value-type="float">
            <text:p><text:s text:c="3"/>4,624</text:p>
          </table:table-cell>
          <table:table-cell table:style-name="ce66" office:value-type="float" office:value="4394" calcext:value-type="float">
            <text:p><text:s text:c="3"/>4,394</text:p>
          </table:table-cell>
          <table:table-cell table:style-name="ce66" office:value-type="float" office:value="230" calcext:value-type="float">
            <text:p><text:s text:c="3"/>23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67" calcext:value-type="float">
            <text:p><text:s text:c="3"/>4,367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197" calcext:value-type="float">
            <text:p><text:s text:c="3"/>197</text:p>
          </table:table-cell>
          <table:table-cell table:style-name="ce66" office:value-type="float" office:value="4524" calcext:value-type="float">
            <text:p><text:s text:c="3"/>4,524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7946" calcext:value-type="float">
            <text:p><text:s text:c="3"/>7,946</text:p>
          </table:table-cell>
          <table:table-cell table:style-name="ce65" office:value-type="float" office:value="7551" calcext:value-type="float">
            <text:p><text:s text:c="3"/>7,551</text:p>
          </table:table-cell>
          <table:table-cell table:style-name="ce65" office:value-type="float" office:value="395" calcext:value-type="float">
            <text:p><text:s text:c="3"/>39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7469" calcext:value-type="float">
            <text:p><text:s text:c="3"/>7,469</text:p>
          </table:table-cell>
          <table:table-cell table:style-name="ce65" office:value-type="float" office:value="118" calcext:value-type="float">
            <text:p><text:s text:c="3"/>118</text:p>
          </table:table-cell>
          <table:table-cell table:style-name="ce65" office:value-type="float" office:value="359" calcext:value-type="float">
            <text:p><text:s text:c="3"/>359</text:p>
          </table:table-cell>
          <table:table-cell table:style-name="ce65" office:value-type="float" office:value="7783" calcext:value-type="float">
            <text:p><text:s text:c="3"/>7,783</text:p>
          </table:table-cell>
          <table:table-cell table:style-name="ce65" office:value-type="float" office:value="53" calcext:value-type="float">
            <text:p><text:s text:c="3"/>53</text:p>
          </table:table-cell>
          <table:table-cell table:style-name="ce108" office:value-type="float" office:value="110" calcext:value-type="float">
            <text:p><text:s text:c="3"/>11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054" calcext:value-type="float">
            <text:p><text:s text:c="3"/>4,054</text:p>
          </table:table-cell>
          <table:table-cell table:style-name="ce66" office:value-type="float" office:value="3838" calcext:value-type="float">
            <text:p><text:s text:c="3"/>3,838</text:p>
          </table:table-cell>
          <table:table-cell table:style-name="ce66" office:value-type="float" office:value="216" calcext:value-type="float">
            <text:p><text:s text:c="3"/>21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23" calcext:value-type="float">
            <text:p><text:s text:c="3"/>3,823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3983" calcext:value-type="float">
            <text:p><text:s text:c="3"/>3,983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47" calcext:value-type="float">
            <text:p><text:s text:c="3"/>4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3892" calcext:value-type="float">
            <text:p><text:s text:c="3"/>3,892</text:p>
          </table:table-cell>
          <table:table-cell table:style-name="ce66" office:value-type="float" office:value="3713" calcext:value-type="float">
            <text:p><text:s text:c="3"/>3,713</text:p>
          </table:table-cell>
          <table:table-cell table:style-name="ce66" office:value-type="float" office:value="179" calcext:value-type="float">
            <text:p><text:s text:c="3"/>17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646" calcext:value-type="float">
            <text:p><text:s text:c="3"/>3,64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3800" calcext:value-type="float">
            <text:p><text:s text:c="3"/>3,800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027" calcext:value-type="float">
            <text:p><text:s text:c="3"/>9,027</text:p>
          </table:table-cell>
          <table:table-cell table:style-name="ce65" office:value-type="float" office:value="8602" calcext:value-type="float">
            <text:p><text:s text:c="3"/>8,602</text:p>
          </table:table-cell>
          <table:table-cell table:style-name="ce65" office:value-type="float" office:value="425" calcext:value-type="float">
            <text:p><text:s text:c="3"/>42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460" calcext:value-type="float">
            <text:p><text:s text:c="3"/>8,460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425" calcext:value-type="float">
            <text:p><text:s text:c="3"/>425</text:p>
          </table:table-cell>
          <table:table-cell table:style-name="ce65" office:value-type="float" office:value="8806" calcext:value-type="float">
            <text:p><text:s text:c="3"/>8,806</text:p>
          </table:table-cell>
          <table:table-cell table:style-name="ce65" office:value-type="float" office:value="69" calcext:value-type="float">
            <text:p><text:s text:c="3"/>69</text:p>
          </table:table-cell>
          <table:table-cell table:style-name="ce108" office:value-type="float" office:value="152" calcext:value-type="float">
            <text:p><text:s text:c="3"/>15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703" calcext:value-type="float">
            <text:p><text:s text:c="3"/>4,703</text:p>
          </table:table-cell>
          <table:table-cell table:style-name="ce66" office:value-type="float" office:value="4479" calcext:value-type="float">
            <text:p><text:s text:c="3"/>4,479</text:p>
          </table:table-cell>
          <table:table-cell table:style-name="ce66" office:value-type="float" office:value="224" calcext:value-type="float">
            <text:p><text:s text:c="3"/>22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84" calcext:value-type="float">
            <text:p><text:s text:c="3"/>4,384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250" calcext:value-type="float">
            <text:p><text:s text:c="3"/>250</text:p>
          </table:table-cell>
          <table:table-cell table:style-name="ce66" office:value-type="float" office:value="4592" calcext:value-type="float">
            <text:p><text:s text:c="3"/>4,592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324" calcext:value-type="float">
            <text:p><text:s text:c="3"/>4,324</text:p>
          </table:table-cell>
          <table:table-cell table:style-name="ce66" office:value-type="float" office:value="4123" calcext:value-type="float">
            <text:p><text:s text:c="3"/>4,123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076" calcext:value-type="float">
            <text:p><text:s text:c="3"/>4,076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4214" calcext:value-type="float">
            <text:p><text:s text:c="3"/>4,214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5年</text:p>
            <text:p>截至1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8723" calcext:value-type="float">
            <text:p><text:s text:c="3"/>8,723</text:p>
          </table:table-cell>
          <table:table-cell table:style-name="ce63" office:value-type="float" office:value="8328" calcext:value-type="float">
            <text:p><text:s text:c="3"/>8,328</text:p>
          </table:table-cell>
          <table:table-cell table:style-name="ce63" office:value-type="float" office:value="395" calcext:value-type="float">
            <text:p><text:s text:c="3"/>395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8203" calcext:value-type="float">
            <text:p><text:s text:c="3"/>8,203</text:p>
          </table:table-cell>
          <table:table-cell table:style-name="ce63" office:value-type="float" office:value="102" calcext:value-type="float">
            <text:p><text:s text:c="3"/>102</text:p>
          </table:table-cell>
          <table:table-cell table:style-name="ce63" office:value-type="float" office:value="418" calcext:value-type="float">
            <text:p><text:s text:c="3"/>418</text:p>
          </table:table-cell>
          <table:table-cell table:style-name="ce63" office:value-type="float" office:value="8549" calcext:value-type="float">
            <text:p><text:s text:c="3"/>8,549</text:p>
          </table:table-cell>
          <table:table-cell table:style-name="ce63" office:value-type="float" office:value="41" calcext:value-type="float">
            <text:p><text:s text:c="3"/>41</text:p>
          </table:table-cell>
          <table:table-cell table:style-name="ce106" office:value-type="float" office:value="133" calcext:value-type="float">
            <text:p><text:s text:c="3"/>133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4458" calcext:value-type="float">
            <text:p><text:s text:c="3"/>4,458</text:p>
          </table:table-cell>
          <table:table-cell table:style-name="ce64" office:value-type="float" office:value="4253" calcext:value-type="float">
            <text:p><text:s text:c="3"/>4,253</text:p>
          </table:table-cell>
          <table:table-cell table:style-name="ce64" office:value-type="float" office:value="205" calcext:value-type="float">
            <text:p><text:s text:c="3"/>205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198" calcext:value-type="float">
            <text:p><text:s text:c="3"/>4,198</text:p>
          </table:table-cell>
          <table:table-cell table:style-name="ce64" office:value-type="float" office:value="49" calcext:value-type="float">
            <text:p><text:s text:c="3"/>49</text:p>
          </table:table-cell>
          <table:table-cell table:style-name="ce64" office:value-type="float" office:value="211" calcext:value-type="float">
            <text:p><text:s text:c="3"/>211</text:p>
          </table:table-cell>
          <table:table-cell table:style-name="ce64" office:value-type="float" office:value="4375" calcext:value-type="float">
            <text:p><text:s text:c="3"/>4,375</text:p>
          </table:table-cell>
          <table:table-cell table:style-name="ce64" office:value-type="float" office:value="16" calcext:value-type="float">
            <text:p><text:s text:c="3"/>16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4265" calcext:value-type="float">
            <text:p><text:s text:c="3"/>4,265</text:p>
          </table:table-cell>
          <table:table-cell table:style-name="ce64" office:value-type="float" office:value="4075" calcext:value-type="float">
            <text:p><text:s text:c="3"/>4,075</text:p>
          </table:table-cell>
          <table:table-cell table:style-name="ce64" office:value-type="float" office:value="190" calcext:value-type="float">
            <text:p><text:s text:c="3"/>19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005" calcext:value-type="float">
            <text:p><text:s text:c="3"/>4,005</text:p>
          </table:table-cell>
          <table:table-cell table:style-name="ce64" office:value-type="float" office:value="53" calcext:value-type="float">
            <text:p><text:s text:c="3"/>53</text:p>
          </table:table-cell>
          <table:table-cell table:style-name="ce64" office:value-type="float" office:value="207" calcext:value-type="float">
            <text:p><text:s text:c="3"/>207</text:p>
          </table:table-cell>
          <table:table-cell table:style-name="ce64" office:value-type="float" office:value="4174" calcext:value-type="float">
            <text:p><text:s text:c="3"/>4,174</text:p>
          </table:table-cell>
          <table:table-cell table:style-name="ce64" office:value-type="float" office:value="25" calcext:value-type="float">
            <text:p><text:s text:c="3"/>25</text:p>
          </table:table-cell>
          <table:table-cell table:style-name="ce107" office:value-type="float" office:value="66" calcext:value-type="float">
            <text:p><text:s text:c="3"/>6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723" calcext:value-type="float">
            <text:p><text:s text:c="3"/>8,723</text:p>
          </table:table-cell>
          <table:table-cell table:style-name="ce65" office:value-type="float" office:value="8328" calcext:value-type="float">
            <text:p><text:s text:c="3"/>8,328</text:p>
          </table:table-cell>
          <table:table-cell table:style-name="ce65" office:value-type="float" office:value="395" calcext:value-type="float">
            <text:p><text:s text:c="3"/>39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203" calcext:value-type="float">
            <text:p><text:s text:c="3"/>8,203</text:p>
          </table:table-cell>
          <table:table-cell table:style-name="ce65" office:value-type="float" office:value="102" calcext:value-type="float">
            <text:p><text:s text:c="3"/>102</text:p>
          </table:table-cell>
          <table:table-cell table:style-name="ce65" office:value-type="float" office:value="418" calcext:value-type="float">
            <text:p><text:s text:c="3"/>418</text:p>
          </table:table-cell>
          <table:table-cell table:style-name="ce65" office:value-type="float" office:value="8549" calcext:value-type="float">
            <text:p><text:s text:c="3"/>8,549</text:p>
          </table:table-cell>
          <table:table-cell table:style-name="ce65" office:value-type="float" office:value="41" calcext:value-type="float">
            <text:p><text:s text:c="3"/>41</text:p>
          </table:table-cell>
          <table:table-cell table:style-name="ce108" office:value-type="float" office:value="133" calcext:value-type="float">
            <text:p><text:s text:c="3"/>133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58" calcext:value-type="float">
            <text:p><text:s text:c="3"/>4,458</text:p>
          </table:table-cell>
          <table:table-cell table:style-name="ce66" office:value-type="float" office:value="4253" calcext:value-type="float">
            <text:p><text:s text:c="3"/>4,253</text:p>
          </table:table-cell>
          <table:table-cell table:style-name="ce66" office:value-type="float" office:value="205" calcext:value-type="float">
            <text:p><text:s text:c="3"/>20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198" calcext:value-type="float">
            <text:p><text:s text:c="3"/>4,198</text:p>
          </table:table-cell>
          <table:table-cell table:style-name="ce66" office:value-type="float" office:value="49" calcext:value-type="float">
            <text:p><text:s text:c="3"/>49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4375" calcext:value-type="float">
            <text:p><text:s text:c="3"/>4,375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65" calcext:value-type="float">
            <text:p><text:s text:c="3"/>4,265</text:p>
          </table:table-cell>
          <table:table-cell table:style-name="ce66" office:value-type="float" office:value="4075" calcext:value-type="float">
            <text:p><text:s text:c="3"/>4,075</text:p>
          </table:table-cell>
          <table:table-cell table:style-name="ce66" office:value-type="float" office:value="190" calcext:value-type="float">
            <text:p><text:s text:c="3"/>19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005" calcext:value-type="float">
            <text:p><text:s text:c="3"/>4,005</text:p>
          </table:table-cell>
          <table:table-cell table:style-name="ce66" office:value-type="float" office:value="53" calcext:value-type="float">
            <text:p><text:s text:c="3"/>53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4174" calcext:value-type="float">
            <text:p><text:s text:c="3"/>4,174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245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8.13059505002633" calcext:value-type="float">
            <text:p>–8.13</text:p>
          </table:table-cell>
          <table:table-cell table:style-name="ce67" office:value-type="float" office:value="-8.68421052631579" calcext:value-type="float">
            <text:p>–8.68</text:p>
          </table:table-cell>
          <table:table-cell table:style-name="ce67" office:value-type="float" office:value="5.33333333333333" calcext:value-type="float">
            <text:p>5.33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9.21868083222665" calcext:value-type="float">
            <text:p>–9.22</text:p>
          </table:table-cell>
          <table:table-cell table:style-name="ce67" office:value-type="float" office:value="-27.1428571428571" calcext:value-type="float">
            <text:p>–27.14</text:p>
          </table:table-cell>
          <table:table-cell table:style-name="ce67" office:value-type="float" office:value="31.0344827586207" calcext:value-type="float">
            <text:p>31.03</text:p>
          </table:table-cell>
          <table:table-cell table:style-name="ce67" office:value-type="float" office:value="-8.14440743526378" calcext:value-type="float">
            <text:p>–8.14</text:p>
          </table:table-cell>
          <table:table-cell table:style-name="ce67" office:value-type="float" office:value="-10.8695652173913" calcext:value-type="float">
            <text:p>–10.87</text:p>
          </table:table-cell>
          <table:table-cell table:style-name="ce67" office:value-type="float" office:value="-6.33802816901408" calcext:value-type="float">
            <text:p>–6.34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9.62902898844517" calcext:value-type="float">
            <text:p>–9.63</text:p>
          </table:table-cell>
          <table:table-cell table:style-name="ce68" office:value-type="float" office:value="-10.349915682968" calcext:value-type="float">
            <text:p>–10.35</text:p>
          </table:table-cell>
          <table:table-cell table:style-name="ce68" office:value-type="float" office:value="8.46560846560847" calcext:value-type="float">
            <text:p>8.47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10.4522184300341" calcext:value-type="float">
            <text:p>–10.45</text:p>
          </table:table-cell>
          <table:table-cell table:style-name="ce68" office:value-type="float" office:value="-24.6153846153846" calcext:value-type="float">
            <text:p>–24.62</text:p>
          </table:table-cell>
          <table:table-cell table:style-name="ce68" office:value-type="float" office:value="17.2222222222222" calcext:value-type="float">
            <text:p>17.22</text:p>
          </table:table-cell>
          <table:table-cell table:style-name="ce68" office:value-type="float" office:value="-9.51396070320579" calcext:value-type="float">
            <text:p>–9.51</text:p>
          </table:table-cell>
          <table:table-cell table:style-name="ce68" office:value-type="float" office:value="-27.2727272727273" calcext:value-type="float">
            <text:p>–27.27</text:p>
          </table:table-cell>
          <table:table-cell table:style-name="ce70" office:value-type="float" office:value="-11.8421052631579" calcext:value-type="float">
            <text:p>–11.84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6.51030249890399" calcext:value-type="float">
            <text:p>–6.51</text:p>
          </table:table-cell>
          <table:table-cell table:style-name="ce69" office:value-type="float" office:value="-6.87842778793419" calcext:value-type="float">
            <text:p>–6.88</text:p>
          </table:table-cell>
          <table:table-cell table:style-name="ce69" office:value-type="float" office:value="2.1505376344086" calcext:value-type="float">
            <text:p>2.15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7.8886844526219" calcext:value-type="float">
            <text:p>–7.89</text:p>
          </table:table-cell>
          <table:table-cell table:style-name="ce69" office:value-type="float" office:value="-29.3333333333333" calcext:value-type="float">
            <text:p>–29.33</text:p>
          </table:table-cell>
          <table:table-cell table:style-name="ce69" office:value-type="float" office:value="48.9208633093525" calcext:value-type="float">
            <text:p>48.92</text:p>
          </table:table-cell>
          <table:table-cell table:style-name="ce69" office:value-type="float" office:value="-6.66368515205725" calcext:value-type="float">
            <text:p>–6.66</text:p>
          </table:table-cell>
          <table:table-cell table:style-name="ce69" office:value-type="float" office:value="4.16666666666667" calcext:value-type="float">
            <text:p>4.17</text:p>
          </table:table-cell>
          <table:table-cell table:style-name="ce69" office:value-type="float" office:value="0" calcext:value-type="float">
            <text:p>—</text:p>
          </table:table-cell>
          <table:table-cell table:number-columns-repeated="245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3.36767475351723" calcext:value-type="float">
            <text:p>–3.37</text:p>
          </table:table-cell>
          <table:table-cell table:style-name="ce70" office:value-type="float" office:value="-3.1853057428505" calcext:value-type="float">
            <text:p>–3.19</text:p>
          </table:table-cell>
          <table:table-cell table:style-name="ce70" office:value-type="float" office:value="-7.05882352941176" calcext:value-type="float">
            <text:p>–7.06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3.03782505910166" calcext:value-type="float">
            <text:p>–3.04</text:p>
          </table:table-cell>
          <table:table-cell table:style-name="ce70" office:value-type="float" office:value="-28.169014084507" calcext:value-type="float">
            <text:p>–28.17</text:p>
          </table:table-cell>
          <table:table-cell table:style-name="ce70" office:value-type="float" office:value="-1.64705882352941" calcext:value-type="float">
            <text:p>–1.65</text:p>
          </table:table-cell>
          <table:table-cell table:style-name="ce70" office:value-type="float" office:value="-2.91846468317057" calcext:value-type="float">
            <text:p>–2.92</text:p>
          </table:table-cell>
          <table:table-cell table:style-name="ce70" office:value-type="float" office:value="-40.5797101449275" calcext:value-type="float">
            <text:p>–40.58</text:p>
          </table:table-cell>
          <table:table-cell table:style-name="ce70" office:value-type="float" office:value="-12.5" calcext:value-type="float">
            <text:p>–12.50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5.20944078247927" calcext:value-type="float">
            <text:p>–5.21</text:p>
          </table:table-cell>
          <table:table-cell table:style-name="ce70" office:value-type="float" office:value="-5.04576914489842" calcext:value-type="float">
            <text:p>–5.05</text:p>
          </table:table-cell>
          <table:table-cell table:style-name="ce70" office:value-type="float" office:value="-8.48214285714286" calcext:value-type="float">
            <text:p>–8.48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4.24270072992701" calcext:value-type="float">
            <text:p>–4.24</text:p>
          </table:table-cell>
          <table:table-cell table:style-name="ce70" office:value-type="float" office:value="-28.9855072463768" calcext:value-type="float">
            <text:p>–28.99</text:p>
          </table:table-cell>
          <table:table-cell table:style-name="ce70" office:value-type="float" office:value="-15.6" calcext:value-type="float">
            <text:p>–15.60</text:p>
          </table:table-cell>
          <table:table-cell table:style-name="ce70" office:value-type="float" office:value="-4.72560975609756" calcext:value-type="float">
            <text:p>–4.73</text:p>
          </table:table-cell>
          <table:table-cell table:style-name="ce70" office:value-type="float" office:value="-54.2857142857143" calcext:value-type="float">
            <text:p>–54.29</text:p>
          </table:table-cell>
          <table:table-cell table:style-name="ce70" office:value-type="float" office:value="-11.8421052631579" calcext:value-type="float">
            <text:p>–11.84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1.36447733580019" calcext:value-type="float">
            <text:p>–1.36</text:p>
          </table:table-cell>
          <table:table-cell table:style-name="ce69" office:value-type="float" office:value="-1.16420082464225" calcext:value-type="float">
            <text:p>–1.16</text:p>
          </table:table-cell>
          <table:table-cell table:style-name="ce69" office:value-type="float" office:value="-5.4726368159204" calcext:value-type="float">
            <text:p>–5.47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1.74190382728165" calcext:value-type="float">
            <text:p>–1.74</text:p>
          </table:table-cell>
          <table:table-cell table:style-name="ce69" office:value-type="float" office:value="-27.3972602739726" calcext:value-type="float">
            <text:p>–27.40</text:p>
          </table:table-cell>
          <table:table-cell table:style-name="ce69" office:value-type="float" office:value="18.2857142857143" calcext:value-type="float">
            <text:p>18.29</text:p>
          </table:table-cell>
          <table:table-cell table:style-name="ce69" office:value-type="float" office:value="-0.94921689606075" calcext:value-type="float">
            <text:p>–0.95</text:p>
          </table:table-cell>
          <table:table-cell table:style-name="ce69" office:value-type="float" office:value="-26.4705882352941" calcext:value-type="float">
            <text:p>–26.47</text:p>
          </table:table-cell>
          <table:table-cell table:style-name="ce69" office:value-type="float" office:value="-13.1578947368421" calcext:value-type="float">
            <text:p>–13.16</text:p>
          </table:table-cell>
          <table:table-cell table:number-columns-repeated="245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245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248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252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245"/>
        </table:table-row>
        <table:table-row table:style-name="ro13" table:number-rows-repeated="1048433">
          <table:table-cell table:number-columns-repeated="257"/>
        </table:table-row>
        <table:table-row table:style-name="ro13">
          <table:table-cell table:number-columns-repeated="257"/>
        </table:table-row>
        <table:named-expressions>
          <table:named-range table:name="Excel_BuiltIn_Print_Titles" table:base-cell-address="$'07-年月別'.$A$1" table:cell-range-address="$'07-年月別'.$1:.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16127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637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5 年 1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637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245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245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245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245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8723" calcext:value-type="float">
            <text:p>8,723</text:p>
          </table:table-cell>
          <table:table-cell table:style-name="ce136" office:value-type="float" office:value="8328" calcext:value-type="float">
            <text:p>8,328</text:p>
          </table:table-cell>
          <table:table-cell table:style-name="ce136" office:value-type="float" office:value="395" calcext:value-type="float">
            <text:p>395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8203" calcext:value-type="float">
            <text:p>8,203</text:p>
          </table:table-cell>
          <table:table-cell table:style-name="ce136" office:value-type="float" office:value="102" calcext:value-type="float">
            <text:p>102</text:p>
          </table:table-cell>
          <table:table-cell table:style-name="ce136" office:value-type="float" office:value="418" calcext:value-type="float">
            <text:p>418</text:p>
          </table:table-cell>
          <table:table-cell table:style-name="ce136" office:value-type="float" office:value="8549" calcext:value-type="float">
            <text:p>8,549</text:p>
          </table:table-cell>
          <table:table-cell table:style-name="ce136" office:value-type="float" office:value="41" calcext:value-type="float">
            <text:p>41</text:p>
          </table:table-cell>
          <table:table-cell table:style-name="ce152" office:value-type="float" office:value="133" calcext:value-type="float">
            <text:p>133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458" calcext:value-type="float">
            <text:p>4,458</text:p>
          </table:table-cell>
          <table:table-cell table:style-name="ce137" office:value-type="float" office:value="4253" calcext:value-type="float">
            <text:p>4,253</text:p>
          </table:table-cell>
          <table:table-cell table:style-name="ce137" office:value-type="float" office:value="205" calcext:value-type="float">
            <text:p>205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198" calcext:value-type="float">
            <text:p>4,198</text:p>
          </table:table-cell>
          <table:table-cell table:style-name="ce137" office:value-type="float" office:value="49" calcext:value-type="float">
            <text:p>49</text:p>
          </table:table-cell>
          <table:table-cell table:style-name="ce137" office:value-type="float" office:value="211" calcext:value-type="float">
            <text:p>211</text:p>
          </table:table-cell>
          <table:table-cell table:style-name="ce137" office:value-type="float" office:value="4375" calcext:value-type="float">
            <text:p>4,375</text:p>
          </table:table-cell>
          <table:table-cell table:style-name="ce137" office:value-type="float" office:value="16" calcext:value-type="float">
            <text:p>16</text:p>
          </table:table-cell>
          <table:table-cell table:style-name="ce153" office:value-type="float" office:value="67" calcext:value-type="float">
            <text:p>67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265" calcext:value-type="float">
            <text:p>4,265</text:p>
          </table:table-cell>
          <table:table-cell table:style-name="ce137" office:value-type="float" office:value="4075" calcext:value-type="float">
            <text:p>4,075</text:p>
          </table:table-cell>
          <table:table-cell table:style-name="ce137" office:value-type="float" office:value="190" calcext:value-type="float">
            <text:p>190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005" calcext:value-type="float">
            <text:p>4,005</text:p>
          </table:table-cell>
          <table:table-cell table:style-name="ce137" office:value-type="float" office:value="53" calcext:value-type="float">
            <text:p>53</text:p>
          </table:table-cell>
          <table:table-cell table:style-name="ce137" office:value-type="float" office:value="207" calcext:value-type="float">
            <text:p>207</text:p>
          </table:table-cell>
          <table:table-cell table:style-name="ce143" office:value-type="float" office:value="4174" calcext:value-type="float">
            <text:p>4,174</text:p>
          </table:table-cell>
          <table:table-cell table:style-name="ce137" office:value-type="float" office:value="25" calcext:value-type="float">
            <text:p>25</text:p>
          </table:table-cell>
          <table:table-cell table:style-name="ce154" office:value-type="float" office:value="66" calcext:value-type="float">
            <text:p>66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82" calcext:value-type="float">
            <text:p>1,382</text:p>
          </table:table-cell>
          <table:table-cell table:style-name="ce129" office:value-type="float" office:value="1315" calcext:value-type="float">
            <text:p>1,315</text:p>
          </table:table-cell>
          <table:table-cell table:style-name="ce136" office:value-type="float" office:value="67" calcext:value-type="float">
            <text:p>6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88" calcext:value-type="float">
            <text:p>1,288</text:p>
          </table:table-cell>
          <table:table-cell table:style-name="ce129" office:value-type="float" office:value="24" calcext:value-type="float">
            <text:p>24</text:p>
          </table:table-cell>
          <table:table-cell table:style-name="ce145" office:value-type="float" office:value="70" calcext:value-type="float">
            <text:p>70</text:p>
          </table:table-cell>
          <table:table-cell table:style-name="ce136" office:value-type="float" office:value="1350" calcext:value-type="float">
            <text:p>1,350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24" calcext:value-type="float">
            <text:p>24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95" calcext:value-type="float">
            <text:p>695</text:p>
          </table:table-cell>
          <table:table-cell table:style-name="ce130" office:value-type="float" office:value="660" calcext:value-type="float">
            <text:p>660</text:p>
          </table:table-cell>
          <table:table-cell table:style-name="ce137" office:value-type="float" office:value="35" calcext:value-type="float">
            <text:p>3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46" calcext:value-type="float">
            <text:p>646</text:p>
          </table:table-cell>
          <table:table-cell table:style-name="ce130" office:value-type="float" office:value="13" calcext:value-type="float">
            <text:p>13</text:p>
          </table:table-cell>
          <table:table-cell table:style-name="ce132" office:value-type="float" office:value="36" calcext:value-type="float">
            <text:p>36</text:p>
          </table:table-cell>
          <table:table-cell table:style-name="ce137" office:value-type="float" office:value="681" calcext:value-type="float">
            <text:p>681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0" calcext:value-type="float">
            <text:p>10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87" calcext:value-type="float">
            <text:p>687</text:p>
          </table:table-cell>
          <table:table-cell table:style-name="ce130" office:value-type="float" office:value="655" calcext:value-type="float">
            <text:p>655</text:p>
          </table:table-cell>
          <table:table-cell table:style-name="ce137" office:value-type="float" office:value="32" calcext:value-type="float">
            <text:p>3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42" calcext:value-type="float">
            <text:p>642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34" calcext:value-type="float">
            <text:p>34</text:p>
          </table:table-cell>
          <table:table-cell table:style-name="ce143" office:value-type="float" office:value="669" calcext:value-type="float">
            <text:p>669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4" calcext:value-type="float">
            <text:p>14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972" calcext:value-type="float">
            <text:p>972</text:p>
          </table:table-cell>
          <table:table-cell table:style-name="ce129" office:value-type="float" office:value="940" calcext:value-type="float">
            <text:p>940</text:p>
          </table:table-cell>
          <table:table-cell table:style-name="ce136" office:value-type="float" office:value="32" calcext:value-type="float">
            <text:p>3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43" calcext:value-type="float">
            <text:p>943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17" calcext:value-type="float">
            <text:p>17</text:p>
          </table:table-cell>
          <table:table-cell table:style-name="ce136" office:value-type="float" office:value="934" calcext:value-type="float">
            <text:p>934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30" calcext:value-type="float">
            <text:p>30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03" calcext:value-type="float">
            <text:p>503</text:p>
          </table:table-cell>
          <table:table-cell table:style-name="ce130" office:value-type="float" office:value="485" calcext:value-type="float">
            <text:p>485</text:p>
          </table:table-cell>
          <table:table-cell table:style-name="ce137" office:value-type="float" office:value="18" calcext:value-type="float">
            <text:p>1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92" calcext:value-type="float">
            <text:p>492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7" calcext:value-type="float">
            <text:p>7</text:p>
          </table:table-cell>
          <table:table-cell table:style-name="ce137" office:value-type="float" office:value="482" calcext:value-type="float">
            <text:p>482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8" calcext:value-type="float">
            <text:p>18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469" calcext:value-type="float">
            <text:p>469</text:p>
          </table:table-cell>
          <table:table-cell table:style-name="ce130" office:value-type="float" office:value="455" calcext:value-type="float">
            <text:p>455</text:p>
          </table:table-cell>
          <table:table-cell table:style-name="ce137" office:value-type="float" office:value="14" calcext:value-type="float">
            <text:p>1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51" calcext:value-type="float">
            <text:p>451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10" calcext:value-type="float">
            <text:p>10</text:p>
          </table:table-cell>
          <table:table-cell table:style-name="ce143" office:value-type="float" office:value="452" calcext:value-type="float">
            <text:p>452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2" calcext:value-type="float">
            <text:p>12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101" calcext:value-type="float">
            <text:p>1,101</text:p>
          </table:table-cell>
          <table:table-cell table:style-name="ce129" office:value-type="float" office:value="1046" calcext:value-type="float">
            <text:p>1,046</text:p>
          </table:table-cell>
          <table:table-cell table:style-name="ce136" office:value-type="float" office:value="55" calcext:value-type="float">
            <text:p>5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29" calcext:value-type="float">
            <text:p>1,029</text:p>
          </table:table-cell>
          <table:table-cell table:style-name="ce129" office:value-type="float" office:value="15" calcext:value-type="float">
            <text:p>15</text:p>
          </table:table-cell>
          <table:table-cell table:style-name="ce145" office:value-type="float" office:value="57" calcext:value-type="float">
            <text:p>57</text:p>
          </table:table-cell>
          <table:table-cell table:style-name="ce136" office:value-type="float" office:value="1076" calcext:value-type="float">
            <text:p>1,076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16" calcext:value-type="float">
            <text:p>16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61" calcext:value-type="float">
            <text:p>561</text:p>
          </table:table-cell>
          <table:table-cell table:style-name="ce130" office:value-type="float" office:value="538" calcext:value-type="float">
            <text:p>538</text:p>
          </table:table-cell>
          <table:table-cell table:style-name="ce137" office:value-type="float" office:value="23" calcext:value-type="float">
            <text:p>2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22" calcext:value-type="float">
            <text:p>522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29" calcext:value-type="float">
            <text:p>29</text:p>
          </table:table-cell>
          <table:table-cell table:style-name="ce137" office:value-type="float" office:value="550" calcext:value-type="float">
            <text:p>550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40" calcext:value-type="float">
            <text:p>540</text:p>
          </table:table-cell>
          <table:table-cell table:style-name="ce130" office:value-type="float" office:value="508" calcext:value-type="float">
            <text:p>508</text:p>
          </table:table-cell>
          <table:table-cell table:style-name="ce137" office:value-type="float" office:value="32" calcext:value-type="float">
            <text:p>3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07" calcext:value-type="float">
            <text:p>507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28" calcext:value-type="float">
            <text:p>28</text:p>
          </table:table-cell>
          <table:table-cell table:style-name="ce143" office:value-type="float" office:value="526" calcext:value-type="float">
            <text:p>526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8" calcext:value-type="float">
            <text:p>8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017" calcext:value-type="float">
            <text:p>1,017</text:p>
          </table:table-cell>
          <table:table-cell table:style-name="ce129" office:value-type="float" office:value="975" calcext:value-type="float">
            <text:p>975</text:p>
          </table:table-cell>
          <table:table-cell table:style-name="ce136" office:value-type="float" office:value="42" calcext:value-type="float">
            <text:p>4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57" calcext:value-type="float">
            <text:p>957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48" calcext:value-type="float">
            <text:p>48</text:p>
          </table:table-cell>
          <table:table-cell table:style-name="ce136" office:value-type="float" office:value="994" calcext:value-type="float">
            <text:p>994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19" calcext:value-type="float">
            <text:p>19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18" calcext:value-type="float">
            <text:p>518</text:p>
          </table:table-cell>
          <table:table-cell table:style-name="ce130" office:value-type="float" office:value="496" calcext:value-type="float">
            <text:p>496</text:p>
          </table:table-cell>
          <table:table-cell table:style-name="ce137" office:value-type="float" office:value="22" calcext:value-type="float">
            <text:p>2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86" calcext:value-type="float">
            <text:p>486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26" calcext:value-type="float">
            <text:p>26</text:p>
          </table:table-cell>
          <table:table-cell table:style-name="ce137" office:value-type="float" office:value="506" calcext:value-type="float">
            <text:p>506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99" calcext:value-type="float">
            <text:p>499</text:p>
          </table:table-cell>
          <table:table-cell table:style-name="ce130" office:value-type="float" office:value="479" calcext:value-type="float">
            <text:p>479</text:p>
          </table:table-cell>
          <table:table-cell table:style-name="ce137" office:value-type="float" office:value="20" calcext:value-type="float">
            <text:p>20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71" calcext:value-type="float">
            <text:p>471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22" calcext:value-type="float">
            <text:p>22</text:p>
          </table:table-cell>
          <table:table-cell table:style-name="ce143" office:value-type="float" office:value="488" calcext:value-type="float">
            <text:p>488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8" calcext:value-type="float">
            <text:p>8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595" calcext:value-type="float">
            <text:p>595</text:p>
          </table:table-cell>
          <table:table-cell table:style-name="ce129" office:value-type="float" office:value="566" calcext:value-type="float">
            <text:p>566</text:p>
          </table:table-cell>
          <table:table-cell table:style-name="ce136" office:value-type="float" office:value="29" calcext:value-type="float">
            <text:p>2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558" calcext:value-type="float">
            <text:p>558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31" calcext:value-type="float">
            <text:p>31</text:p>
          </table:table-cell>
          <table:table-cell table:style-name="ce136" office:value-type="float" office:value="585" calcext:value-type="float">
            <text:p>585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10" calcext:value-type="float">
            <text:p>310</text:p>
          </table:table-cell>
          <table:table-cell table:style-name="ce130" office:value-type="float" office:value="292" calcext:value-type="float">
            <text:p>292</text:p>
          </table:table-cell>
          <table:table-cell table:style-name="ce137" office:value-type="float" office:value="18" calcext:value-type="float">
            <text:p>1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91" calcext:value-type="float">
            <text:p>291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19" calcext:value-type="float">
            <text:p>19</text:p>
          </table:table-cell>
          <table:table-cell table:style-name="ce137" office:value-type="float" office:value="303" calcext:value-type="float">
            <text:p>303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285" calcext:value-type="float">
            <text:p>285</text:p>
          </table:table-cell>
          <table:table-cell table:style-name="ce130" office:value-type="float" office:value="274" calcext:value-type="float">
            <text:p>274</text:p>
          </table:table-cell>
          <table:table-cell table:style-name="ce137" office:value-type="float" office:value="11" calcext:value-type="float">
            <text:p>1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267" calcext:value-type="float">
            <text:p>267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12" calcext:value-type="float">
            <text:p>12</text:p>
          </table:table-cell>
          <table:table-cell table:style-name="ce143" office:value-type="float" office:value="282" calcext:value-type="float">
            <text:p>282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972" calcext:value-type="float">
            <text:p>972</text:p>
          </table:table-cell>
          <table:table-cell table:style-name="ce129" office:value-type="float" office:value="928" calcext:value-type="float">
            <text:p>928</text:p>
          </table:table-cell>
          <table:table-cell table:style-name="ce136" office:value-type="float" office:value="44" calcext:value-type="float">
            <text:p>4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19" calcext:value-type="float">
            <text:p>919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46" calcext:value-type="float">
            <text:p>46</text:p>
          </table:table-cell>
          <table:table-cell table:style-name="ce136" office:value-type="float" office:value="958" calcext:value-type="float">
            <text:p>958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11" calcext:value-type="float">
            <text:p>11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71" calcext:value-type="float">
            <text:p>471</text:p>
          </table:table-cell>
          <table:table-cell table:style-name="ce130" office:value-type="float" office:value="444" calcext:value-type="float">
            <text:p>444</text:p>
          </table:table-cell>
          <table:table-cell table:style-name="ce137" office:value-type="float" office:value="27" calcext:value-type="float">
            <text:p>2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50" calcext:value-type="float">
            <text:p>450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20" calcext:value-type="float">
            <text:p>20</text:p>
          </table:table-cell>
          <table:table-cell table:style-name="ce137" office:value-type="float" office:value="466" calcext:value-type="float">
            <text:p>466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501" calcext:value-type="float">
            <text:p>501</text:p>
          </table:table-cell>
          <table:table-cell table:style-name="ce130" office:value-type="float" office:value="484" calcext:value-type="float">
            <text:p>484</text:p>
          </table:table-cell>
          <table:table-cell table:style-name="ce137" office:value-type="float" office:value="17" calcext:value-type="float">
            <text:p>17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69" calcext:value-type="float">
            <text:p>469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26" calcext:value-type="float">
            <text:p>26</text:p>
          </table:table-cell>
          <table:table-cell table:style-name="ce143" office:value-type="float" office:value="492" calcext:value-type="float">
            <text:p>492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2636" calcext:value-type="float">
            <text:p>2,636</text:p>
          </table:table-cell>
          <table:table-cell table:style-name="ce129" office:value-type="float" office:value="2512" calcext:value-type="float">
            <text:p>2,512</text:p>
          </table:table-cell>
          <table:table-cell table:style-name="ce136" office:value-type="float" office:value="124" calcext:value-type="float">
            <text:p>12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2466" calcext:value-type="float">
            <text:p>2,466</text:p>
          </table:table-cell>
          <table:table-cell table:style-name="ce129" office:value-type="float" office:value="22" calcext:value-type="float">
            <text:p>22</text:p>
          </table:table-cell>
          <table:table-cell table:style-name="ce129" office:value-type="float" office:value="148" calcext:value-type="float">
            <text:p>148</text:p>
          </table:table-cell>
          <table:table-cell table:style-name="ce136" office:value-type="float" office:value="2604" calcext:value-type="float">
            <text:p>2,604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26" calcext:value-type="float">
            <text:p>26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372" calcext:value-type="float">
            <text:p>1,372</text:p>
          </table:table-cell>
          <table:table-cell table:style-name="ce130" office:value-type="float" office:value="1312" calcext:value-type="float">
            <text:p>1,312</text:p>
          </table:table-cell>
          <table:table-cell table:style-name="ce137" office:value-type="float" office:value="60" calcext:value-type="float">
            <text:p>6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286" calcext:value-type="float">
            <text:p>1,286</text:p>
          </table:table-cell>
          <table:table-cell table:style-name="ce130" office:value-type="float" office:value="13" calcext:value-type="float">
            <text:p>13</text:p>
          </table:table-cell>
          <table:table-cell table:style-name="ce130" office:value-type="float" office:value="73" calcext:value-type="float">
            <text:p>73</text:p>
          </table:table-cell>
          <table:table-cell table:style-name="ce137" office:value-type="float" office:value="1359" calcext:value-type="float">
            <text:p>1,359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12" calcext:value-type="float">
            <text:p>12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264" calcext:value-type="float">
            <text:p>1,264</text:p>
          </table:table-cell>
          <table:table-cell table:style-name="ce130" office:value-type="float" office:value="1200" calcext:value-type="float">
            <text:p>1,200</text:p>
          </table:table-cell>
          <table:table-cell table:style-name="ce137" office:value-type="float" office:value="64" calcext:value-type="float">
            <text:p>6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180" calcext:value-type="float">
            <text:p>1,180</text:p>
          </table:table-cell>
          <table:table-cell table:style-name="ce130" office:value-type="float" office:value="9" calcext:value-type="float">
            <text:p>9</text:p>
          </table:table-cell>
          <table:table-cell table:style-name="ce130" office:value-type="float" office:value="75" calcext:value-type="float">
            <text:p>75</text:p>
          </table:table-cell>
          <table:table-cell table:style-name="ce143" office:value-type="float" office:value="1245" calcext:value-type="float">
            <text:p>1,245</text:p>
          </table:table-cell>
          <table:table-cell table:style-name="ce130" office:value-type="float" office:value="5" calcext:value-type="float">
            <text:p>5</text:p>
          </table:table-cell>
          <table:table-cell table:style-name="ce146" office:value-type="float" office:value="14" calcext:value-type="float">
            <text:p>14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59" calcext:value-type="float">
            <text:p>159</text:p>
          </table:table-cell>
          <table:table-cell table:style-name="ce133" office:value-type="float" office:value="149" calcext:value-type="float">
            <text:p>149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8" calcext:value-type="float">
            <text:p>14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159" calcext:value-type="float">
            <text:p>15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9" calcext:value-type="float">
            <text:p>79</text:p>
          </table:table-cell>
          <table:table-cell table:style-name="ce134" office:value-type="float" office:value="74" calcext:value-type="float">
            <text:p>74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4" calcext:value-type="float">
            <text:p>7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79" calcext:value-type="float">
            <text:p>7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0" calcext:value-type="float">
            <text:p>80</text:p>
          </table:table-cell>
          <table:table-cell table:style-name="ce134" office:value-type="float" office:value="75" calcext:value-type="float">
            <text:p>75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4" calcext:value-type="float">
            <text:p>7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80" calcext:value-type="float">
            <text:p>8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30" calcext:value-type="float">
            <text:p>230</text:p>
          </table:table-cell>
          <table:table-cell table:style-name="ce133" office:value-type="float" office:value="226" calcext:value-type="float">
            <text:p>226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12" calcext:value-type="float">
            <text:p>212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3" calcext:value-type="float">
            <text:p>13</text:p>
          </table:table-cell>
          <table:table-cell table:style-name="ce138" office:value-type="float" office:value="227" calcext:value-type="float">
            <text:p>22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6" calcext:value-type="float">
            <text:p>126</text:p>
          </table:table-cell>
          <table:table-cell table:style-name="ce134" office:value-type="float" office:value="125" calcext:value-type="float">
            <text:p>125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5" calcext:value-type="float">
            <text:p>115</text:p>
          </table:table-cell>
          <table:table-cell table:style-name="ce134" office:value-type="float" office:value="4" calcext:value-type="float">
            <text:p>4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26" calcext:value-type="float">
            <text:p>12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4" calcext:value-type="float">
            <text:p>104</text:p>
          </table:table-cell>
          <table:table-cell table:style-name="ce134" office:value-type="float" office:value="101" calcext:value-type="float">
            <text:p>101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7" calcext:value-type="float">
            <text:p>9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01" calcext:value-type="float">
            <text:p>10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6" calcext:value-type="float">
            <text:p>176</text:p>
          </table:table-cell>
          <table:table-cell table:style-name="ce133" office:value-type="float" office:value="170" calcext:value-type="float">
            <text:p>170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54" calcext:value-type="float">
            <text:p>154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9" calcext:value-type="float">
            <text:p>19</text:p>
          </table:table-cell>
          <table:table-cell table:style-name="ce138" office:value-type="float" office:value="173" calcext:value-type="float">
            <text:p>17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5" calcext:value-type="float">
            <text:p>85</text:p>
          </table:table-cell>
          <table:table-cell table:style-name="ce134" office:value-type="float" office:value="83" calcext:value-type="float">
            <text:p>83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3" calcext:value-type="float">
            <text:p>73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0" calcext:value-type="float">
            <text:p>10</text:p>
          </table:table-cell>
          <table:table-cell table:style-name="ce139" office:value-type="float" office:value="83" calcext:value-type="float">
            <text:p>8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1" calcext:value-type="float">
            <text:p>91</text:p>
          </table:table-cell>
          <table:table-cell table:style-name="ce134" office:value-type="float" office:value="87" calcext:value-type="float">
            <text:p>87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1" calcext:value-type="float">
            <text:p>8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9" calcext:value-type="float">
            <text:p>9</text:p>
          </table:table-cell>
          <table:table-cell table:style-name="ce140" office:value-type="float" office:value="90" calcext:value-type="float">
            <text:p>9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37" calcext:value-type="float">
            <text:p>537</text:p>
          </table:table-cell>
          <table:table-cell table:style-name="ce133" office:value-type="float" office:value="523" calcext:value-type="float">
            <text:p>523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04" calcext:value-type="float">
            <text:p>50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1" calcext:value-type="float">
            <text:p>31</text:p>
          </table:table-cell>
          <table:table-cell table:style-name="ce138" office:value-type="float" office:value="530" calcext:value-type="float">
            <text:p>53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73" calcext:value-type="float">
            <text:p>273</text:p>
          </table:table-cell>
          <table:table-cell table:style-name="ce134" office:value-type="float" office:value="266" calcext:value-type="float">
            <text:p>266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57" calcext:value-type="float">
            <text:p>257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4" calcext:value-type="float">
            <text:p>14</text:p>
          </table:table-cell>
          <table:table-cell table:style-name="ce139" office:value-type="float" office:value="270" calcext:value-type="float">
            <text:p>27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64" calcext:value-type="float">
            <text:p>264</text:p>
          </table:table-cell>
          <table:table-cell table:style-name="ce134" office:value-type="float" office:value="257" calcext:value-type="float">
            <text:p>257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47" calcext:value-type="float">
            <text:p>24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7" calcext:value-type="float">
            <text:p>17</text:p>
          </table:table-cell>
          <table:table-cell table:style-name="ce140" office:value-type="float" office:value="260" calcext:value-type="float">
            <text:p>26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48" calcext:value-type="float">
            <text:p>148</text:p>
          </table:table-cell>
          <table:table-cell table:style-name="ce133" office:value-type="float" office:value="139" calcext:value-type="float">
            <text:p>139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8" calcext:value-type="float">
            <text:p>13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9" calcext:value-type="float">
            <text:p>9</text:p>
          </table:table-cell>
          <table:table-cell table:style-name="ce138" office:value-type="float" office:value="147" calcext:value-type="float">
            <text:p>14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8" calcext:value-type="float">
            <text:p>78</text:p>
          </table:table-cell>
          <table:table-cell table:style-name="ce134" office:value-type="float" office:value="74" calcext:value-type="float">
            <text:p>74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3" calcext:value-type="float">
            <text:p>7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78" calcext:value-type="float">
            <text:p>7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0" calcext:value-type="float">
            <text:p>70</text:p>
          </table:table-cell>
          <table:table-cell table:style-name="ce134" office:value-type="float" office:value="65" calcext:value-type="float">
            <text:p>65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5" calcext:value-type="float">
            <text:p>6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69" calcext:value-type="float">
            <text:p>6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44" calcext:value-type="float">
            <text:p>344</text:p>
          </table:table-cell>
          <table:table-cell table:style-name="ce133" office:value-type="float" office:value="330" calcext:value-type="float">
            <text:p>330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21" calcext:value-type="float">
            <text:p>321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20" calcext:value-type="float">
            <text:p>20</text:p>
          </table:table-cell>
          <table:table-cell table:style-name="ce138" office:value-type="float" office:value="341" calcext:value-type="float">
            <text:p>34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89" calcext:value-type="float">
            <text:p>189</text:p>
          </table:table-cell>
          <table:table-cell table:style-name="ce134" office:value-type="float" office:value="182" calcext:value-type="float">
            <text:p>182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80" calcext:value-type="float">
            <text:p>18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189" calcext:value-type="float">
            <text:p>18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55" calcext:value-type="float">
            <text:p>155</text:p>
          </table:table-cell>
          <table:table-cell table:style-name="ce134" office:value-type="float" office:value="148" calcext:value-type="float">
            <text:p>148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41" calcext:value-type="float">
            <text:p>141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11" calcext:value-type="float">
            <text:p>11</text:p>
          </table:table-cell>
          <table:table-cell table:style-name="ce140" office:value-type="float" office:value="152" calcext:value-type="float">
            <text:p>15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9" calcext:value-type="float">
            <text:p>129</text:p>
          </table:table-cell>
          <table:table-cell table:style-name="ce133" office:value-type="float" office:value="126" calcext:value-type="float">
            <text:p>126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1" calcext:value-type="float">
            <text:p>12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125" calcext:value-type="float">
            <text:p>12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4" calcext:value-type="float">
            <text:p>64</text:p>
          </table:table-cell>
          <table:table-cell table:style-name="ce134" office:value-type="float" office:value="62" calcext:value-type="float">
            <text:p>62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9" calcext:value-type="float">
            <text:p>5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62" calcext:value-type="float">
            <text:p>6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5" calcext:value-type="float">
            <text:p>65</text:p>
          </table:table-cell>
          <table:table-cell table:style-name="ce134" office:value-type="float" office:value="64" calcext:value-type="float">
            <text:p>64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2" calcext:value-type="float">
            <text:p>6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63" calcext:value-type="float">
            <text:p>6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22" calcext:value-type="float">
            <text:p>322</text:p>
          </table:table-cell>
          <table:table-cell table:style-name="ce133" office:value-type="float" office:value="309" calcext:value-type="float">
            <text:p>309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00" calcext:value-type="float">
            <text:p>300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0" calcext:value-type="float">
            <text:p>20</text:p>
          </table:table-cell>
          <table:table-cell table:style-name="ce138" office:value-type="float" office:value="319" calcext:value-type="float">
            <text:p>31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77" calcext:value-type="float">
            <text:p>177</text:p>
          </table:table-cell>
          <table:table-cell table:style-name="ce134" office:value-type="float" office:value="173" calcext:value-type="float">
            <text:p>173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62" calcext:value-type="float">
            <text:p>162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3" calcext:value-type="float">
            <text:p>13</text:p>
          </table:table-cell>
          <table:table-cell table:style-name="ce139" office:value-type="float" office:value="174" calcext:value-type="float">
            <text:p>17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45" calcext:value-type="float">
            <text:p>145</text:p>
          </table:table-cell>
          <table:table-cell table:style-name="ce134" office:value-type="float" office:value="136" calcext:value-type="float">
            <text:p>136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38" calcext:value-type="float">
            <text:p>13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145" calcext:value-type="float">
            <text:p>14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7" calcext:value-type="float">
            <text:p>107</text:p>
          </table:table-cell>
          <table:table-cell table:style-name="ce133" office:value-type="float" office:value="96" calcext:value-type="float">
            <text:p>96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3" calcext:value-type="float">
            <text:p>10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107" calcext:value-type="float">
            <text:p>10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7" calcext:value-type="float">
            <text:p>57</text:p>
          </table:table-cell>
          <table:table-cell table:style-name="ce134" office:value-type="float" office:value="50" calcext:value-type="float">
            <text:p>50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7" calcext:value-type="float">
            <text:p>5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57" calcext:value-type="float">
            <text:p>5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0" calcext:value-type="float">
            <text:p>50</text:p>
          </table:table-cell>
          <table:table-cell table:style-name="ce134" office:value-type="float" office:value="46" calcext:value-type="float">
            <text:p>46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6" calcext:value-type="float">
            <text:p>4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50" calcext:value-type="float">
            <text:p>5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3" calcext:value-type="float">
            <text:p>103</text:p>
          </table:table-cell>
          <table:table-cell table:style-name="ce133" office:value-type="float" office:value="90" calcext:value-type="float">
            <text:p>90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1" calcext:value-type="float">
            <text:p>10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03" calcext:value-type="float">
            <text:p>10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9" calcext:value-type="float">
            <text:p>49</text:p>
          </table:table-cell>
          <table:table-cell table:style-name="ce134" office:value-type="float" office:value="43" calcext:value-type="float">
            <text:p>43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8" calcext:value-type="float">
            <text:p>4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49" calcext:value-type="float">
            <text:p>4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4" calcext:value-type="float">
            <text:p>54</text:p>
          </table:table-cell>
          <table:table-cell table:style-name="ce134" office:value-type="float" office:value="47" calcext:value-type="float">
            <text:p>47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3" calcext:value-type="float">
            <text:p>5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54" calcext:value-type="float">
            <text:p>5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6" calcext:value-type="float">
            <text:p>46</text:p>
          </table:table-cell>
          <table:table-cell table:style-name="ce133" office:value-type="float" office:value="45" calcext:value-type="float">
            <text:p>45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4" calcext:value-type="float">
            <text:p>4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46" calcext:value-type="float">
            <text:p>4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6" calcext:value-type="float">
            <text:p>26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5" calcext:value-type="float">
            <text:p>2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6" calcext:value-type="float">
            <text:p>2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0" calcext:value-type="float">
            <text:p>20</text:p>
          </table:table-cell>
          <table:table-cell table:style-name="ce134" office:value-type="float" office:value="19" calcext:value-type="float">
            <text:p>19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9" calcext:value-type="float">
            <text:p>1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0" calcext:value-type="float">
            <text:p>2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1" calcext:value-type="float">
            <text:p>81</text:p>
          </table:table-cell>
          <table:table-cell table:style-name="ce133" office:value-type="float" office:value="73" calcext:value-type="float">
            <text:p>73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9" calcext:value-type="float">
            <text:p>7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79" calcext:value-type="float">
            <text:p>7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float" office:value="36" calcext:value-type="float">
            <text:p>36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8" calcext:value-type="float">
            <text:p>3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38" calcext:value-type="float">
            <text:p>3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1" calcext:value-type="float">
            <text:p>41</text:p>
          </table:table-cell>
          <table:table-cell table:style-name="ce134" office:value-type="float" office:value="37" calcext:value-type="float">
            <text:p>37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1" calcext:value-type="float">
            <text:p>4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1" calcext:value-type="float">
            <text:p>4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63" calcext:value-type="float">
            <text:p>163</text:p>
          </table:table-cell>
          <table:table-cell table:style-name="ce133" office:value-type="float" office:value="155" calcext:value-type="float">
            <text:p>155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55" calcext:value-type="float">
            <text:p>15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162" calcext:value-type="float">
            <text:p>16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5" calcext:value-type="float">
            <text:p>75</text:p>
          </table:table-cell>
          <table:table-cell table:style-name="ce134" office:value-type="float" office:value="70" calcext:value-type="float">
            <text:p>70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3" calcext:value-type="float">
            <text:p>7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74" calcext:value-type="float">
            <text:p>7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8" calcext:value-type="float">
            <text:p>88</text:p>
          </table:table-cell>
          <table:table-cell table:style-name="ce134" office:value-type="float" office:value="85" calcext:value-type="float">
            <text:p>85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2" calcext:value-type="float">
            <text:p>8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88" calcext:value-type="float">
            <text:p>8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1" calcext:value-type="float">
            <text:p>91</text:p>
          </table:table-cell>
          <table:table-cell table:style-name="ce133" office:value-type="float" office:value="81" calcext:value-type="float">
            <text:p>81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6" calcext:value-type="float">
            <text:p>8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86" calcext:value-type="float">
            <text:p>8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4" calcext:value-type="float">
            <text:p>54</text:p>
          </table:table-cell>
          <table:table-cell table:style-name="ce134" office:value-type="float" office:value="48" calcext:value-type="float">
            <text:p>48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2" calcext:value-type="float">
            <text:p>5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54" calcext:value-type="float">
            <text:p>5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7" calcext:value-type="float">
            <text:p>37</text:p>
          </table:table-cell>
          <table:table-cell table:style-name="ce134" office:value-type="float" office:value="33" calcext:value-type="float">
            <text:p>33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4" calcext:value-type="float">
            <text:p>3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32" calcext:value-type="float">
            <text:p>32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48" calcext:value-type="float">
            <text:p>48</text:p>
          </table:table-cell>
          <table:table-cell table:style-name="ce129" office:value-type="float" office:value="46" calcext:value-type="float">
            <text:p>46</text:p>
          </table:table-cell>
          <table:table-cell table:style-name="ce136" office:value-type="float" office:value="2" calcext:value-type="float">
            <text:p>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43" calcext:value-type="float">
            <text:p>43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style-name="ce136" office:value-type="float" office:value="48" calcext:value-type="float">
            <text:p>48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28" calcext:value-type="float">
            <text:p>28</text:p>
          </table:table-cell>
          <table:table-cell table:style-name="ce130" office:value-type="float" office:value="26" calcext:value-type="float">
            <text:p>26</text:p>
          </table:table-cell>
          <table:table-cell table:style-name="ce137" office:value-type="float" office:value="2" calcext:value-type="float">
            <text:p>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5" calcext:value-type="float">
            <text:p>25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8" calcext:value-type="float">
            <text:p>28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20" calcext:value-type="float">
            <text:p>20</text:p>
          </table:table-cell>
          <table:table-cell table:style-name="ce130" office:value-type="float" office:value="20" calcext:value-type="float">
            <text:p>20</text:p>
          </table:table-cell>
          <table:table-cell table:style-name="ce13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18" calcext:value-type="float">
            <text:p>18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20" calcext:value-type="float">
            <text:p>20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2" calcext:value-type="float">
            <text:p>42</text:p>
          </table:table-cell>
          <table:table-cell table:style-name="ce133" office:value-type="float" office:value="40" calcext:value-type="float">
            <text:p>40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8" calcext:value-type="float">
            <text:p>38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42" calcext:value-type="float">
            <text:p>4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4" calcext:value-type="float">
            <text:p>24</text:p>
          </table:table-cell>
          <table:table-cell table:style-name="ce134" office:value-type="float" office:value="22" calcext:value-type="float">
            <text:p>22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2" calcext:value-type="float">
            <text:p>22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4" calcext:value-type="float">
            <text:p>2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8" calcext:value-type="float">
            <text:p>18</text:p>
          </table:table-cell>
          <table:table-cell table:style-name="ce134" office:value-type="float" office:value="18" calcext:value-type="float">
            <text:p>18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6" calcext:value-type="float">
            <text:p>16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18" calcext:value-type="float">
            <text:p>1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6" calcext:value-type="float">
            <text:p>6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4" calcext:value-type="float">
            <text:p>4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2" calcext:value-type="float">
            <text:p>2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245"/>
        </table:table-row>
        <table:table-row table:style-name="ro12" table:number-rows-repeated="4">
          <table:table-cell table:number-columns-repeated="257"/>
        </table:table-row>
        <table:table-row table:style-name="ro21" table:number-rows-repeated="1048489">
          <table:table-cell table:number-columns-repeated="257"/>
        </table:table-row>
        <table:table-row table:style-name="ro21">
          <table:table-cell table:number-columns-repeated="257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 loext:blank-width-char="-1">-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4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number:min-decimal-places="2" number:min-integer-digits="1" number:grouping="true"/>
    </number:number-style>
    <number:number-style style:name="N166P1" style:volatile="true">
      <number:text>–</number:text>
      <number:number number:decimal-places="2" number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  </number:text>
      <number:number number:decimal-places="0" number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7-縣市別" style:display-name="PageStyle_07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8-08T16:09:01</dc:date>
    <meta:print-date>2022-06-29T16:31:33</meta:print-date>
    <meta:document-statistic meta:table-count="2" meta:cell-count="2249" meta:object-count="0"/>
    <meta:generator>LibreOffice/24.2.7.2$Linux_X86_64 LibreOffice_project/420$Build-2</meta:generator>
  </office:meta>
</office:document-meta>
</file>